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444444" style:font-name="Times New Roman" fo:font-size="10pt" fo:letter-spacing="normal" fo:font-weight="bold" officeooo:rsid="014733d9" officeooo:paragraph-rsid="0012e458" style:font-size-asian="10pt" style:font-weight-asian="bold" style:font-size-complex="10pt" style:font-weight-complex="bold"/>
    </style:style>
    <style:style style:name="P2" style:family="paragraph" style:parent-style-name="Text_20_body">
      <style:text-properties fo:font-variant="normal" fo:text-transform="none" fo:color="#444444" style:font-name="Times New Roman" fo:font-size="10pt" fo:letter-spacing="normal" officeooo:rsid="014733d9" officeooo:paragraph-rsid="0012e458" style:font-size-asian="10pt" style:font-size-complex="10pt"/>
    </style:style>
    <style:style style:name="P3" style:family="paragraph" style:parent-style-name="Text_20_body">
      <style:text-properties fo:font-size="10pt" officeooo:paragraph-rsid="0012e458"/>
    </style:style>
    <style:style style:name="P4" style:family="paragraph" style:parent-style-name="Text_20_body">
      <style:text-properties fo:color="#000000" fo:font-size="10pt" officeooo:paragraph-rsid="0012e458"/>
    </style:style>
    <style:style style:name="P5" style:family="paragraph" style:parent-style-name="Text_20_body">
      <style:text-properties fo:color="#000000" officeooo:paragraph-rsid="0012e458" fo:background-color="#ffffff"/>
    </style:style>
    <style:style style:name="P6" style:family="paragraph" style:parent-style-name="Text_20_body">
      <style:text-properties officeooo:paragraph-rsid="0012e458"/>
    </style:style>
    <style:style style:name="P7" style:family="paragraph" style:parent-style-name="Text_20_body">
      <style:paragraph-properties fo:margin-top="0in" fo:margin-bottom="0in" style:contextual-spacing="false"/>
      <style:text-properties fo:color="#000000" fo:font-size="10pt" fo:font-weight="normal" officeooo:paragraph-rsid="0012e458" style:font-weight-asian="normal" style:font-weight-complex="normal"/>
    </style:style>
    <style:style style:name="P8" style:family="paragraph" style:parent-style-name="Text_20_body">
      <style:paragraph-properties fo:margin-top="0in" fo:margin-bottom="0in" style:contextual-spacing="false"/>
      <style:text-properties fo:color="#000000" fo:font-size="10pt" officeooo:paragraph-rsid="0012e458"/>
    </style:style>
    <style:style style:name="P9" style:family="paragraph" style:parent-style-name="Text_20_body">
      <style:paragraph-properties fo:margin-top="0in" fo:margin-bottom="0in" style:contextual-spacing="false"/>
      <style:text-properties officeooo:paragraph-rsid="0012e458"/>
    </style:style>
    <style:style style:name="P1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officeooo:paragraph-rsid="0012e458"/>
    </style:style>
    <style:style style:name="P11" style:family="paragraph" style:parent-style-name="Standard">
      <style:text-properties fo:color="#000000" fo:font-size="10pt" fo:font-weight="bold" officeooo:rsid="0012e458" officeooo:paragraph-rsid="0012e458"/>
    </style:style>
    <style:style style:name="P12" style:family="paragraph" style:parent-style-name="Standard">
      <style:text-properties fo:font-weight="bold" officeooo:rsid="0012e458" officeooo:paragraph-rsid="0012e458" style:font-weight-asian="bold" style:font-weight-complex="bold"/>
    </style:style>
    <style:style style:name="P13" style:family="paragraph" style:parent-style-name="Text_20_body" style:list-style-name="L1">
      <style:paragraph-properties fo:margin-top="0in" fo:margin-bottom="0.1563in" style:contextual-spacing="false" fo:line-height="100%" fo:padding="0in" fo:border="none"/>
      <style:text-properties fo:color="#444444" fo:font-size="10pt" officeooo:paragraph-rsid="0012e458"/>
    </style:style>
    <style:style style:name="P14"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0pt" fo:letter-spacing="normal" fo:font-style="normal" fo:font-weight="normal" officeooo:paragraph-rsid="0012e458" style:font-size-asian="10pt" style:font-size-complex="10pt"/>
    </style:style>
    <style:style style:name="P15"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0pt" fo:letter-spacing="normal" officeooo:paragraph-rsid="0012e458" style:font-size-asian="10pt" style:font-size-complex="10pt"/>
    </style:style>
    <style:style style:name="P16" style:family="paragraph" style:parent-style-name="Text_20_body" style:list-style-name="L1">
      <style:paragraph-properties fo:margin-top="0in" fo:margin-bottom="0.1563in" style:contextual-spacing="false" fo:line-height="100%" fo:padding="0in" fo:border="none"/>
      <style:text-properties officeooo:paragraph-rsid="0012e458"/>
    </style:style>
    <style:style style:name="P17" style:family="paragraph" style:parent-style-name="Text_20_body" style:list-style-name="L1">
      <style:paragraph-properties fo:margin-top="0in" fo:margin-bottom="0.1563in" style:contextual-spacing="false" fo:line-height="100%" fo:padding="0in" fo:border="none"/>
      <style:text-properties fo:color="#000000" fo:font-size="10pt" officeooo:paragraph-rsid="0012e458"/>
    </style:style>
    <style:style style:name="P18" style:family="paragraph" style:parent-style-name="Text_20_body" style:list-style-name="L1">
      <style:paragraph-properties fo:margin-top="0in" fo:margin-bottom="0.139in" style:contextual-spacing="false" fo:line-height="100%"/>
      <style:text-properties fo:font-variant="normal" fo:text-transform="none" fo:color="#444444" style:font-name="Times New Roman" fo:font-size="10pt" fo:letter-spacing="normal" fo:font-style="normal" fo:font-weight="normal" officeooo:rsid="00f9501b" officeooo:paragraph-rsid="0012e458" style:font-size-asian="10pt" style:font-size-complex="10pt"/>
    </style:style>
    <style:style style:name="T1" style:family="text">
      <style:text-properties fo:color="#000000"/>
    </style:style>
    <style:style style:name="T2" style:family="text">
      <style:text-properties fo:color="#000000" fo:font-size="12pt" style:font-size-asian="12pt" style:font-size-complex="12pt"/>
    </style:style>
    <style:style style:name="T3" style:family="text">
      <style:text-properties fo:color="#000000" fo:font-size="12pt" officeooo:rsid="00fef2de" style:font-size-asian="12pt" style:font-size-complex="12pt"/>
    </style:style>
    <style:style style:name="T4" style:family="text">
      <style:text-properties fo:color="#000000" fo:font-size="10pt"/>
    </style:style>
    <style:style style:name="T5" style:family="text">
      <style:text-properties fo:color="#000000" fo:font-size="10pt" fo:font-weight="normal" style:font-weight-asian="normal" style:font-weight-complex="normal"/>
    </style:style>
    <style:style style:name="T6" style:family="text">
      <style:text-properties fo:color="#000000" fo:font-size="10pt" officeooo:rsid="014733d9"/>
    </style:style>
    <style:style style:name="T7" style:family="text">
      <style:text-properties fo:color="#000000" fo:font-size="10pt" fo:font-style="italic"/>
    </style:style>
    <style:style style:name="T8" style:family="text">
      <style:text-properties fo:color="#000000" fo:font-size="10pt" officeooo:rsid="0012feb7"/>
    </style:style>
    <style:style style:name="T9" style:family="text">
      <style:text-properties fo:font-variant="normal" fo:text-transform="none" style:font-name="Times New Roman" fo:letter-spacing="normal" fo:font-style="normal" fo:font-weight="normal" style:font-size-asian="10pt" style:font-size-complex="10pt"/>
    </style:style>
    <style:style style:name="T10" style:family="text">
      <style:text-properties fo:font-variant="normal" fo:text-transform="none" style:font-name="Times New Roman" fo:letter-spacing="normal" style:font-size-asian="10pt" style:font-size-complex="10pt"/>
    </style:style>
    <style:style style:name="T11" style:family="text">
      <style:text-properties fo:font-variant="normal" fo:text-transform="none" fo:color="#444444" style:font-name="Times New Roman" fo:font-size="10pt" fo:letter-spacing="normal" fo:font-style="normal" fo:font-weight="normal" style:font-size-asian="10pt" style:font-size-complex="10pt"/>
    </style:style>
    <style:style style:name="T12" style:family="text">
      <style:text-properties fo:font-variant="normal" fo:text-transform="none" fo:color="#174e82" style:text-line-through-style="none" style:font-name="Times New Roman" fo:font-size="10pt" fo:letter-spacing="normal" fo:font-style="normal" style:text-underline-style="none" fo:font-weight="normal" style:text-blinking="false" style:font-size-asian="10pt" style:font-size-complex="10pt"/>
    </style:style>
    <style:style style:name="T13" style:family="text">
      <style:text-properties fo:font-style="normal" fo:font-weight="normal"/>
    </style:style>
    <style:style style:name="T14" style:family="text">
      <style:text-properties officeooo:rsid="0166a6df"/>
    </style:style>
    <style:style style:name="T15" style:family="text">
      <style:text-properties fo:font-size="10pt"/>
    </style:style>
    <style:style style:name="T16" style:family="text">
      <style:text-properties fo:font-size="10pt" fo:font-style="italic"/>
    </style:style>
    <style:style style:name="T17" style:family="text">
      <style:text-properties fo:font-size="10pt" fo:font-style="italic" officeooo:rsid="014733d9"/>
    </style:style>
    <style:style style:name="T18" style:family="text">
      <style:text-properties fo:font-size="10pt" fo:font-style="italic" officeooo:rsid="01475f9e"/>
    </style:style>
    <style:style style:name="T19" style:family="text">
      <style:text-properties officeooo:rsid="0012fe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raditional </text:span><text:span text:style-name="T3">Mathematics Teaching: </text:span><text:span text:style-name="T2">Why Johnny Can't do Math</text:span><text:span text:style-name="T3"> </text:span></text:p>
      <text:p text:style-name="P1"/>
      <text:p text:style-name="P2">The following quotes from Sarah Gonzales article epitomizes several problems in the mathematics classroom that will be subsequently addressed:</text:p>
      <text:list xml:id="list6063695143736930679" text:style-name="L1">
        <text:list-item>
          <text:p text:style-name="P13"><text:span text:style-name="T9">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10">“</text:span><text:span text:style-name="T9">It’s very difficult to understand how they don’t even know how to add or subtract whole numbers,” she said.</text:span></text:p>
        </text:list-item>
        <text:list-item>
          <text:p text:style-name="P14">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14">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18">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16"><text:span text:style-name="T11">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12">Art of Problem Solving</text:span></text:a><text:span text:style-name="T11">. ts.</text:span></text:p>
        </text:list-item>
        <text:list-item>
          <text:p text:style-name="P15">“<text:span text:style-name="T13">Math is a creative discipline,” Rusczyk said. “It’s not fun if you have to memorize it, and that way it’s not easy to learn.”</text:span></text:p>
        </text:list-item>
        <text:list-item>
          <text:p text:style-name="P14">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15">“<text:span text:style-name="T13">I needed to understand why and how things worked,” Pedroso said of one of her math teachers. “But she didn’t take the time to explain things and moved onto the next subject even if we didn’t understand.”</text:span></text:p>
          <text:p text:style-name="P17"/>
        </text:list-item>
      </text:list>
      <text:p text:style-name="P9"><text:span text:style-name="T4"><text:tab/>Typical math instruction on problem solving </text:span><text:span text:style-name="T8">in mathematics </text:span><text:span text:style-name="T4">ultimately involves having students memorize a vast and disconnected number of facts, routines, and procedures that overwhelm them and is soon forgotten as new material is covered.</text:span><text:span text:style-name="T1"> </text:span><text:span text:style-name="T5">Rote memorization – or learning by repetition – may be useful for some things, such as learning the alphabet or maybe the periodic table in chemistry.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7"/>
      <text:p text:style-name="P3"><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text:span text:style-name="T19">the kind of problems students encounter on standardized tests (SAT, etc.),</text:span>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text:soft-page-break/>problems would be on the next test. It may make you dread the whole subject (and avoid it whenever possible), but that’s the way it has to be done.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P6"><text:span text:style-name="T4"><text:tab/>William Brownell a profound mathematics researcher observed that “intelligence plays no part” in this style of teaching. Even now, most students are still being taught math “as a routine skill,” says Lauren Resni</text:span><text:span text:style-name="T6">k</text:span><text:span text:style-name="T4"> “They do not develop higher order capacities for organizing and interpreting information.”[6] Thus, students may memorize the fact that 0.4 = 4/10, or successfully follow a recipe to solve for </text:span><text:span text:style-name="T7">x</text:span><text:span text:style-name="T4">,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As a result of the standard approach to math instruction, students often can’t take the methods they’ve been taught and transfer them to problems even slightly different from those they’re used to. </text:span></text:p>
      <text:p text:style-name="P4"><text:tab/><text:span text:style-name="T14">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ti that how one arrives at an answer is important in that it indicated the mathematical maturity level of r the abstracting ability of the students. Brownell also complain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4"/>
      <text:p text:style-name="P4"><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text:p>
      <text:p text:style-name="P10"> <text:span text:style-name="T15">Richard Paul very eloquently states the dismal state of traditional mathematics teaching as follows:</text:span></text:p>
      <text:p text:style-name="P5"><text:s/>“<text:span text:style-name="T16">We have armies of people who hate math. In other words, we commonly teach students math in such a way <text:s/>  <text:tab/>that they come to hate it; in such a way that they don't want to take another course in math if they can <text:s/>    <text:tab/>possibly avoid it. And so the lecturing continues — chapter one, chapter two, chapter three, concept, concept, <text:tab/>concept.... And  in the mind of the student, all these various concepts are simply there as something to <text:tab/>remember. "What did you <text:s/>say we do on this problem?... Invert and multiply, invert and multiply... Why do we <text:tab/>invert and multiply... I don't know, you didn't say what." And so what we do is give the students standard <text:tab/>formulas, standard questions that can be answered with standard procedures and move on even if they don't <text:tab/>understand the procedures they do. It is enough that they can give a correct answer. But if you modify the problem <text:tab/>so that it's slightly different, the student can't do it. Furthermore, if you test them one month, two </text:span><text:span text:style-name="T17">m</text:span><text:span text:style-name="T16">onths, three   <text:tab/>months after the class is  completed, you'll find that very little of what was covered in the <text:tab/>class is still in the mind <text:tab/>of the students.<text:line-break/><text:line-break/> <text:tab/>But, for those who think within the field well, this is what the field looks like: They see the parts relating to the <text:s/>    <text:tab/>whole, and realize that to understand the part, you first need to look at and understand the whole. They look <text:s text:c="2"/>   <text:tab/> </text:span><text:span text:style-name="T18">a</text:span><text:span text:style-name="T16">t the whole from the point of view of the part. They  look at the part from the point of view of the whole. Making <text:s text:c="2"/>  <text:tab/>sense?  Okay, let's add another idea. Here's another part. Let's see how it fits into the whole. Now let's look <text:s text:c="2"/></text:span><text:soft-page-break/><text:span text:style-name="T16"><text:tab/>at what the whole looks like with this part in it. Whole .. part ... whole ... part ... whole ... part.”</text:span></text:p>
      <text:p text:style-name="P8"/>
      <text:p text:style-name="P8"><text:tab/>Unfortunately, most classroom teaching <text:s/>promote<text:span text:style-name="T19">s</text:span> this type of understand and have students blindly followi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54:38.470000000</meta:creation-date>
    <dc:date>2014-06-05T09:16:41.977000000</dc:date>
    <meta:editing-duration>P0D</meta:editing-duration>
    <meta:editing-cycles>2</meta:editing-cycles>
    <meta:generator>LibreOffice/4.1.4.2$Windows_x86 LibreOffice_project/0a0440ccc0227ad9829de5f46be37cfb6edcf72</meta:generator>
    <meta:print-date>2014-06-04T11:23:34.153000000</meta:print-date>
    <meta:document-statistic meta:table-count="0" meta:image-count="0" meta:object-count="0" meta:page-count="3" meta:paragraph-count="19" meta:word-count="1900" meta:character-count="11659" meta:non-whitespace-character-count="9714"/>
  </office:meta>
</office:document-meta>
</file>